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ied_20_de_20_page">
      <style:paragraph-properties fo:text-align="end" style:justify-single-word="false"/>
    </style:style>
    <style:style style:name="P2" style:family="paragraph" style:parent-style-name="Standard">
      <style:text-properties fo:font-size="20pt" fo:language="fr" fo:country="FR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fo:language="fr" fo:country="FR" style:font-size-asian="20pt" style:font-size-complex="20pt"/>
    </style:style>
    <style:style style:name="P4" style:family="paragraph" style:parent-style-name="Standard">
      <style:text-properties fo:font-size="20pt" fo:language="fr" fo:country="FR" fo:font-weight="bold" style:font-size-asian="20pt" style:font-weight-asian="bold" style:font-size-complex="20pt"/>
    </style:style>
    <style:style style:name="P5" style:family="paragraph" style:parent-style-name="Standard">
      <style:text-properties fo:language="fr" fo:country="FR"/>
    </style:style>
    <style:style style:name="P6" style:family="paragraph" style:parent-style-name="Standard">
      <style:text-properties fo:language="fr" fo:country="FR" fo:font-style="italic" style:font-style-asian="italic"/>
    </style:style>
    <style:style style:name="P7" style:family="paragraph" style:parent-style-name="Standard">
      <style:text-properties fo:font-size="15pt" fo:language="fr" fo:country="FR" style:font-size-asian="15pt" style:font-size-complex="15pt"/>
    </style:style>
    <style:style style:name="P8" style:family="paragraph" style:parent-style-name="Standard">
      <style:paragraph-properties fo:margin-left="0.4917in" fo:margin-right="0in" fo:text-indent="0in" style:auto-text-indent="false">
        <style:tab-stops/>
      </style:paragraph-properties>
      <style:text-properties fo:language="fr" fo:country="FR" fo:font-style="italic" style:font-style-asian="italic"/>
    </style:style>
    <style:style style:name="P9" style:family="paragraph" style:parent-style-name="Standard">
      <style:paragraph-properties fo:margin-left="0.4917in" fo:margin-right="0in" fo:text-indent="0in" style:auto-text-indent="false">
        <style:tab-stops/>
      </style:paragraph-properties>
      <style:text-properties fo:language="fr" fo:country="FR"/>
    </style:style>
    <style:style style:name="P10" style:family="paragraph" style:parent-style-name="Standard">
      <style:paragraph-properties fo:margin-left="0.4917in" fo:margin-right="0in" fo:text-indent="0in" style:auto-text-indent="false">
        <style:tab-stops/>
      </style:paragraph-properties>
    </style:style>
    <style:style style:name="P11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fo:language="fr" fo:country="FR"/>
    </style:style>
    <style:style style:name="P12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fo:language="fr" fo:country="FR" fo:font-style="italic" style:font-style-asian="italic"/>
    </style:style>
    <style:style style:name="P13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fo:language="fr" fo:country="FR" style:font-size-asian="20pt" style:font-size-complex="20pt"/>
    </style:style>
    <style:style style:name="P14" style:family="paragraph" style:parent-style-name="Standard">
      <style:text-properties fo:language="fr" fo:country="FR"/>
    </style:style>
    <style:style style:name="P15" style:family="paragraph" style:parent-style-name="Standard">
      <style:text-properties fo:font-size="20pt" fo:language="fr" fo:country="FR" officeooo:paragraph-rsid="0015c3d8" style:font-size-asian="20pt" style:font-size-complex="20pt"/>
    </style:style>
    <style:style style:name="P16" style:family="paragraph" style:parent-style-name="Standard">
      <style:text-properties fo:font-size="12pt" fo:language="fr" fo:country="FR" style:font-size-asian="12pt" style:font-size-complex="12pt"/>
    </style:style>
    <style:style style:name="P17" style:family="paragraph" style:parent-style-name="Standard">
      <style:paragraph-properties fo:margin-left="0.4917in" fo:margin-right="0in" fo:text-indent="0in" style:auto-text-indent="false">
        <style:tab-stops/>
      </style:paragraph-properties>
    </style:style>
    <style:style style:name="P18" style:family="paragraph" style:parent-style-name="Standard">
      <style:paragraph-properties fo:margin-left="0.4917in" fo:margin-right="0in" fo:text-indent="0in" style:auto-text-indent="false">
        <style:tab-stops/>
      </style:paragraph-properties>
      <style:text-properties officeooo:paragraph-rsid="0011525f"/>
    </style:style>
    <style:style style:name="T1" style:family="text">
      <style:text-properties fo:language="fr" fo:country="FR"/>
    </style:style>
    <style:style style:name="T2" style:family="text">
      <style:text-properties fo:language="fr" fo:country="FR" fo:font-style="italic" style:font-style-asian="italic"/>
    </style:style>
    <style:style style:name="T3" style:family="text">
      <style:text-properties fo:language="fr" fo:country="FR" fo:font-style="italic" officeooo:rsid="0011525f" style:font-style-asian="italic"/>
    </style:style>
    <style:style style:name="T4" style:family="text">
      <style:text-properties officeooo:rsid="001152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ahier des charges fonctionnel :</text:p>
      <text:p text:style-name="P3">Gestion d'une médiathèque</text:p>
      <text:p text:style-name="P2"/>
      <text:p text:style-name="P15"/>
      <text:p text:style-name="P4">Contexte</text:p>
      <text:p text:style-name="P2"/>
      <text:p text:style-name="P16">Une médiathèque souhaite développer un site web afin de permettre à ses adhérents d’avoir accès facilement aux annonces de la médiathèque consulter et réserver différentes ressources (telles que des livres, dvd…) appartenant à la médiathèque mais également afin de faciliter, de moderniser et d’élargir les possibilités de réservation pour ses adhérents.</text:p>
      <text:p text:style-name="P2"/>
      <text:p text:style-name="P2"/>
      <text:p text:style-name="P4">Objectifs</text:p>
      <text:p text:style-name="P2"/>
      <text:p text:style-name="P5">Ce projet a pour but la création d'un site web pour une médiathèque permettant la gestion de l'inventaire et l'affichage de l'ensemble des actualités et des ressources disponibles.</text:p>
      <text:p text:style-name="P5">Le site aura une base de données et un système de hiérarchie comportant trois grades : le gestionnaire, l’utilisateur et le visiteur.</text:p>
      <text:p text:style-name="P5">La gestion des adhérents de la médiathèque pourra être effectuée via le site web par les administrateurs.</text:p>
      <text:p text:style-name="P5">Un système de réservation sera également créer afin de permettre aux adhérents de réserver les différentes ressources proposées par la médiathèque.</text:p>
      <text:p text:style-name="P5">Enfin, les gestionnaires pourront, via le site web, gérer les différents stocks d'ouvrage, définir certains utilisateurs défaillants et repérer les ouvrages engendrant des pertes trop importantes pour la médiathèque.</text:p>
      <text:p text:style-name="P5">Le site devra être accessible depuis les navigateurs les plus connus et utilisés (Edge, Firefox, Chrome, Safari).</text:p>
      <text:p text:style-name="P2"/>
      <text:p text:style-name="P15"/>
      <text:p text:style-name="P4">Fonctionnalités</text:p>
      <text:p text:style-name="P5"/>
      <text:p text:style-name="P7">Visiteur :</text:p>
      <text:p text:style-name="P5"/>
      <text:p text:style-name="P5">-Informations générales</text:p>
      <text:p text:style-name="Standard"><text:span text:style-name="Police_20_par_20_défaut"><text:span text:style-name="T1"><text:tab/></text:span></text:span><text:span text:style-name="Police_20_par_20_défaut"><text:span text:style-name="T2">Accès aux annonces publiées par les gestionnaires sur l'accueil du site.</text:span></text:span></text:p>
      <text:p text:style-name="P5"/>
      <text:p text:style-name="P5">-Recherche</text:p>
      <text:p text:style-name="Standard"><text:span text:style-name="Police_20_par_20_défaut"><text:span text:style-name="T1"><text:tab/></text:span></text:span><text:span text:style-name="Police_20_par_20_défaut"><text:span text:style-name="T2">Permet au visiteur de rechercher un document présent dans la médiathèque.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7">Utilisateur :</text:p>
      <text:p text:style-name="P5"/>
      <text:p text:style-name="P5">-Informations générales</text:p>
      <text:p text:style-name="Standard"><text:span text:style-name="Police_20_par_20_défaut"><text:span text:style-name="T1"><text:tab/></text:span></text:span><text:span text:style-name="Police_20_par_20_défaut"><text:span text:style-name="T2">Accès aux annonces publiées par les gestionnaires sur l'accueil du site.</text:span></text:span></text:p>
      <text:p text:style-name="P5"/>
      <text:p text:style-name="P5">-Recherche</text:p>
      <text:p text:style-name="Standard"><text:span text:style-name="Police_20_par_20_défaut"><text:span text:style-name="T1"><text:tab/></text:span></text:span><text:span text:style-name="Police_20_par_20_défaut"><text:span text:style-name="T2">Permet à l’utilisateur de rechercher un document présent dans la médiathèque.</text:span></text:span></text:p>
      <text:p text:style-name="P5"/>
      <text:p text:style-name="P5">-Réservation</text:p>
      <text:p text:style-name="Standard"><text:span text:style-name="Police_20_par_20_défaut"><text:span text:style-name="T1"><text:tab/></text:span></text:span><text:span text:style-name="Police_20_par_20_défaut"><text:span text:style-name="T2">Réservation de la ressource demandée par l'utilisateur.</text:span></text:span></text:p>
      <text:p text:style-name="P6"><text:tab/>Le document possède un nombre limité d'exemplaires et le tout sera indiqué dans la base de <text:tab/>données afin de pouvoir gérer cette contrainte.</text:p>
      <text:p text:style-name="P5"/>
      <text:p text:style-name="P5">-Emprunt/date de retour</text:p>
      <text:p text:style-name="P8">Lors de l'emprunt d'une ressource, l'utilisateur aura connaissance de la date à laquelle il devra la rendre.</text:p>
      <text:p text:style-name="P8">Cette date sera variable selon la ressource (haute demande de celle-ci)</text:p>
      <text:p text:style-name="P5"/>
      <text:p text:style-name="P5">-Solde</text:p>
      <text:p text:style-name="P8">Stockage dans la base de données du montant dû par l'utilisateur à la médiathèque lors de la réservation d’une ressource.</text:p>
      <text:p text:style-name="P10"><text:span text:style-name="Police_20_par_20_défaut"><text:span text:style-name="T2">Ce montant sera payé directement lors de la remise de la ressource à l’utilisateur et le montant payé par ce dernier sera soustrait au solde de son compte. </text:span></text:span></text:p>
      <text:p text:style-name="P5"/>
      <text:p text:style-name="P5">-Compte</text:p>
      <text:p text:style-name="P8">Chaque utilisateur aura accès à une zone privée à son compte lui permettant de voir ou <text:tab/>modifier des informations le concernant (Changements de nom, d’adresse, rectification d’erreur…).</text:p>
      <text:p text:style-name="P2"/>
      <text:p text:style-name="P2"/>
      <text:p text:style-name="P7">Gestionnaire :</text:p>
      <text:p text:style-name="P5"/>
      <text:p text:style-name="P5">-Informations générales</text:p>
      <text:p text:style-name="Standard"><text:span text:style-name="Police_20_par_20_défaut"><text:span text:style-name="T1"><text:tab/></text:span></text:span><text:span text:style-name="Police_20_par_20_défaut"><text:span text:style-name="T2">Accès aux annonces publiées par les administrateurs sur l'accueil du site.</text:span></text:span></text:p>
      <text:p text:style-name="P5"/>
      <text:p text:style-name="P5">-Recherche</text:p>
      <text:p text:style-name="Standard"><text:span text:style-name="Police_20_par_20_défaut"><text:span text:style-name="T1"><text:tab/></text:span></text:span><text:span text:style-name="Police_20_par_20_défaut"><text:span text:style-name="T2">Permet au gestionnaire de rechercher un document présent dans la médiathèque.</text:span></text:span></text:p>
      <text:p text:style-name="P5"/>
      <text:p text:style-name="P5">-Gestion des informations générales</text:p>
      <text:p text:style-name="P8">Un gestionnaire aura accès à l’ensemble des annonces publiées et possèdera également l'autorisation d'écrire, modifier et supprimer des annonces.</text:p>
      <text:p text:style-name="P5"/>
      <text:p text:style-name="P5">-Gestion des ressources</text:p>
      <text:p text:style-name="Standard"><text:span text:style-name="Police_20_par_20_défaut"><text:span text:style-name="T1"><text:tab/></text:span></text:span><text:span text:style-name="Police_20_par_20_défaut"><text:span text:style-name="T2">Un gestionnaire aura l’autorisation de créer, modifier et supprimer une ressource.</text:span></text:span></text:p>
      <text:p text:style-name="P5"/>
      <text:p text:style-name="P5">-Gestion des utilisateurs</text:p>
      <text:p text:style-name="P8">Un gestionnaire aura l’autorisation de créer, modifier et supprimer n'importe quel utilisateur.</text:p>
      <text:p text:style-name="P10"><text:span text:style-name="Police_20_par_20_défaut"><text:span text:style-name="T2">Il aura également la possibilité de rendre des utilisateurs « défaillants » (Si une personne </text:span></text:span><text:span text:style-name="Police_20_par_20_défaut"><text:span text:style-name="T3">ne rend jamais les ressources dans les délais</text:span></text:span><text:span text:style-name="Police_20_par_20_défaut"><text:span text:style-name="T2">).</text:span></text:span></text:p>
      <text:p text:style-name="P5"><text:soft-page-break/><text:tab/></text:p>
      <text:p text:style-name="P5"/>
      <text:p text:style-name="P5">-Gestion des flux</text:p>
      <text:p text:style-name="Standard"><text:span text:style-name="Police_20_par_20_défaut"><text:span text:style-name="T1"><text:tab/></text:span></text:span><text:span text:style-name="Police_20_par_20_défaut"><text:span text:style-name="T2">Estimation des couts de perte des ouvrages pour une période donnée.</text:span></text:span></text:p>
      <text:p text:style-name="P6"><text:tab/>Estimation des pertes engendrées par ouvrage.</text:p>
      <text:p text:style-name="P6"><text:tab/>Si une ressource est trop demandée, achat de ressources ou réduction du délai d'emprunt.</text:p>
      <text:p text:style-name="P2"/>
      <text:p text:style-name="P2"/>
      <text:p text:style-name="P4">Contraintes sécuritaires</text:p>
      <text:p text:style-name="P5"><text:tab/></text:p>
      <text:p text:style-name="P5">Différentes contraintes de sécurité devront être respectées lors de la réalisation du site web :</text:p>
      <text:p text:style-name="P11"><text:s/></text:p>
      <text:p text:style-name="P5">-Attaques d’une menace extérieure</text:p>
      <text:p text:style-name="P12">Le site utilisant une base de données, il y a de fortes chances qu’un pirate informatique tente d’y rentrer par différents types d’attaque telles que des injections SQL ou l’utilisation de scripts malveillants. </text:p>
      <text:p text:style-name="P11"/>
      <text:p text:style-name="P5">-Mots de passes cryptés</text:p>
      <text:p text:style-name="P8">Afin de renforcer la protection des données personnelles des utilisateurs, tous les mots de passe sont stockés dans la base de données après avoir été cryptés.</text:p>
      <text:p text:style-name="P5"/>
      <text:p text:style-name="P5">-Restrictions des gestionnaires</text:p>
      <text:p text:style-name="P10"><text:span text:style-name="Police_20_par_20_défaut"><text:span text:style-name="T2">Pour des raisons de sécurité, les gestionnaires auront quelques restrictions : ils ne pourront pas valider leurs emprunts eux-mêmes et ne pourront pas créer de « faux emprunts ».</text:span></text:span></text:p>
      <text:p text:style-name="P9"/>
      <text:p text:style-name="P5">-Empêcher <text:span text:style-name="T4">un </text:span>utilisateur de réserver un nombre trop important d'ouvrages</text:p>
      <text:p text:style-name="P10"><text:span text:style-name="Police_20_par_20_défaut"><text:span text:style-name="T2">Pour éviter tout abus et permettre à la médiathèque de toujours disposer de ressources, chaque utilisateur ne pourra pas en emprunter plus de cinq simultanément.</text:span></text:span></text:p>
      <text:p text:style-name="P18"><text:span text:style-name="Police_20_par_20_défaut"><text:span text:style-name="T3">De plus,  si une des ressources n’a pas été restituée dans les délais fixés, l’utilisateur ne pourra plus emprunter tant qu’il sera en sa possession.</text:span></text:span></text:p>
      <text:p text:style-name="P18"><text:span text:style-name="Police_20_par_20_défaut"><text:span text:style-name="T3"/></text:span></text:p>
      <text:p text:style-name="P18"><text:span text:style-name="Police_20_par_20_défaut"><text:span text:style-name="T3"/></text:span></text:p>
      <text:p text:style-name="P18"><text:span text:style-name="Police_20_par_20_défaut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Légende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En-tête" style:family="paragraph" style:parent-style-name="Normal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Pied_20_de_20_page" style:display-name="Pied de page" style:family="paragraph" style:parent-style-name="Normal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Pied_20_de_20_page_20_Car" style:display-name="Pied de pag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Pied_20_de_20_page">
      <style:paragraph-properties fo:text-align="end" style:justify-single-word="false"/>
    </style:style>
    <style:style style:name="MT1" style:family="text">
      <style:text-properties fo:language="fr" fo:country="FR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Police_20_par_20_défaut"><text:span text:style-name="MT1"><text:page-number text:select-page="current">3</text:page-number></text:span></text:span></text:p>
        <text:p text:style-name="Pied_20_de_20_page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8-02-05T10:53:00Z</meta:creation-date>
    <dc:date>2018-02-12T15:05:39.329021263</dc:date>
    <meta:editing-cycles>15</meta:editing-cycles>
    <meta:editing-duration>PT8H4M43S</meta:editing-duration>
    <meta:document-statistic meta:table-count="0" meta:image-count="0" meta:object-count="0" meta:page-count="3" meta:paragraph-count="64" meta:word-count="702" meta:character-count="4716" meta:non-whitespace-character-count="4055"/>
    <meta:template xlink:type="simple" xlink:actuate="onRequest" xlink:title="" xlink:href="../../../Desktop/Cahier%20des%20charges%20-%20Mediathèque.odt/Normal.dotm"/>
  </office:meta>
</office:document-meta>
</file>